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1.423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1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textarea-horizontal-align="justify" draw:textarea-vertical-align="middle" draw:auto-grow-height="false" fo:min-height="1.414cm" fo:min-width="1.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534cm" fo:min-width="3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471cm"/>
    </style:style>
    <style:style style:name="gr2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66cc" fo:font-size="24pt" fo:font-weight="bold"/>
    </style:style>
    <style:style style:name="P8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ize="16pt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0066cc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1.4cm" svg:x="11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6.1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2cm" svg:x="2.4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cm" svg:height="1.4cm" svg:x="10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4cm" svg:x="2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1.673cm" svg:x="19.3cm" svg:y="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.8cm" svg:x="16.8cm" svg:y="14.91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cm" svg:height="1.273cm" svg:x="11.2cm" svg:y="3.4cm">
          <draw:text-box>
            <text:p text:style-name="P1"><text:span text:style-name="T1">Recebe (*v) e (n)</text:span></text:p>
          </draw:text-box>
        </draw:frame>
        <draw:frame draw:style-name="gr7" draw:text-style-name="P2" draw:layer="layout" svg:width="2.4cm" svg:height="1.2cm" svg:x="6.6cm" svg:y="5.4cm">
          <draw:text-box>
            <text:p text:style-name="P1"><text:span text:style-name="T1">n par</text:span></text:p>
          </draw:text-box>
        </draw:frame>
        <draw:frame draw:style-name="gr8" draw:text-style-name="P2" draw:layer="layout" svg:width="2.8cm" svg:height="1.673cm" svg:x="2.6cm" svg:y="7.527cm">
          <draw:text-box>
            <text:p text:style-name="P1"><text:span text:style-name="T1">n == 2</text:span></text:p>
            <text:p text:style-name="P1"><text:span text:style-name="T1"/></text:p>
          </draw:text-box>
        </draw:frame>
        <draw:custom-shape draw:style-name="gr3" draw:text-style-name="P1" draw:layer="layout" svg:width="3.6cm" svg:height="1.2cm" svg:x="10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.4cm" svg:x="0.9cm" svg:y="13.6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1.4cm" svg:x="4.6cm" svg:y="13.62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cm" svg:height="1.2cm" svg:x="10.4cm" svg:y="7.6cm">
          <draw:text-box>
            <text:p text:style-name="P1"><text:span text:style-name="T1">n &gt; 2</text:span></text:p>
          </draw:text-box>
        </draw:frame>
        <draw:frame draw:style-name="gr8" draw:text-style-name="P2" draw:layer="layout" svg:width="3.8cm" svg:height="1.673cm" svg:x="9.8cm" svg:y="9.527cm">
          <draw:text-box>
            <text:p text:style-name="P1"><text:span text:style-name="T1">BubbleSort</text:span></text:p>
          </draw:text-box>
        </draw:frame>
        <draw:frame draw:style-name="gr8" draw:text-style-name="P2" draw:layer="layout" svg:width="5.4cm" svg:height="1.673cm" svg:x="18.9cm" svg:y="7.9cm">
          <draw:text-box>
            <text:p text:style-name="P1"><text:span text:style-name="T1">Principal </text:span></text:p>
            <text:p text:style-name="P1"><text:span text:style-name="T1">(BackTracking)</text:span></text:p>
          </draw:text-box>
        </draw:frame>
        <draw:frame draw:style-name="gr11" draw:text-style-name="P2" draw:layer="layout" svg:width="6cm" svg:height="2.384cm" svg:x="16.8cm" svg:y="15.116cm">
          <draw:text-box>
            <text:p text:style-name="P1"><text:span text:style-name="T1">Imprime sequencia </text:span></text:p>
            <text:p text:style-name="P1"><text:span text:style-name="T1">de trocas</text:span></text:p>
            <text:p text:style-name="P1"><text:span text:style-name="T1"/></text:p>
          </draw:text-box>
        </draw:frame>
        <draw:frame draw:style-name="gr8" draw:text-style-name="P3" draw:layer="layout" svg:width="3cm" svg:height="1.673cm" svg:x="20.2cm" svg:y="5.7cm">
          <draw:text-box>
            <text:p><text:span text:style-name="T1">n ímpar</text:span></text:p>
            <text:p><text:span text:style-name="T1"/></text:p>
          </draw:text-box>
        </draw:frame>
        <draw:frame draw:style-name="gr8" draw:text-style-name="P2" draw:layer="layout" svg:width="3.4cm" svg:height="1.673cm" svg:x="0.5cm" svg:y="13.827cm">
          <draw:text-box>
            <text:p text:style-name="P1"><text:span text:style-name="T1">encerra</text:span></text:p>
            <text:p text:style-name="P1"><text:span text:style-name="T1"/></text:p>
          </draw:text-box>
        </draw:frame>
        <draw:frame draw:style-name="gr8" draw:text-style-name="P2" draw:layer="layout" svg:width="4.4cm" svg:height="1.673cm" svg:x="3.9cm" svg:y="13.527cm">
          <draw:text-box>
            <text:p text:style-name="P1"><text:span text:style-name="T1">“</text:span><text:span text:style-name="T1">não e possivel”</text:span></text:p>
          </draw:text-box>
        </draw:frame>
        <draw:custom-shape draw:style-name="gr12" draw:text-style-name="P1" xml:id="id1" draw:id="id1" draw:layer="layout" svg:width="3.8cm" svg:height="3.327cm" svg:x="2.2cm" svg:y="9.4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4.4cm" svg:height="2.384cm" svg:x="2cm" svg:y="10.2cm">
          <draw:text-box>
            <text:p text:style-name="P1"><text:span text:style-name="T1">está ordenado</text:span></text:p>
            <text:p text:style-name="P1"><text:span text:style-name="T1">?</text:span></text:p>
          </draw:text-box>
        </draw:frame>
        <draw:connector draw:style-name="gr13" draw:text-style-name="P4" draw:layer="layout" svg:x1="4.1cm" svg:y1="9.473cm" svg:x2="4.1cm" svg:y2="9.473cm" draw:start-shape="id1" draw:start-glue-point="4" draw:end-shape="id1" draw:end-glue-point="4" svg:d="M4100 9473z" svg:viewBox="0 0 1 1">
          <text:p/>
        </draw:connector>
        <draw:line draw:style-name="gr13" draw:text-style-name="P4" draw:layer="layout" svg:x1="7.5cm" svg:y1="6.6cm" svg:x2="10cm" svg:y2="7.4cm">
          <text:p/>
        </draw:line>
        <draw:line draw:style-name="gr13" draw:text-style-name="P4" draw:layer="layout" svg:x1="7.5cm" svg:y1="6.6cm" svg:x2="6cm" svg:y2="7.4cm">
          <text:p/>
        </draw:line>
        <draw:line draw:style-name="gr13" draw:text-style-name="P4" draw:layer="layout" svg:x1="4.1cm" svg:y1="8.6cm" svg:x2="4.1cm" svg:y2="9.473cm">
          <text:p/>
        </draw:line>
        <draw:line draw:style-name="gr13" draw:text-style-name="P4" draw:layer="layout" svg:x1="4cm" svg:y1="12.8cm" svg:x2="3.5cm" svg:y2="13.616cm">
          <text:p/>
        </draw:line>
        <draw:line draw:style-name="gr13" draw:text-style-name="P4" draw:layer="layout" svg:x1="4cm" svg:y1="12.8cm" svg:x2="4.6cm" svg:y2="13.627cm">
          <text:p/>
        </draw:line>
        <draw:line draw:style-name="gr13" draw:text-style-name="P4" draw:layer="layout" svg:x1="11.8cm" svg:y1="8.6cm" svg:x2="11.8cm" svg:y2="9.4cm">
          <text:p/>
        </draw:line>
        <draw:custom-shape draw:style-name="gr14" draw:text-style-name="P1" draw:layer="layout" svg:width="4.4cm" svg:height="1.784cm" svg:x="6.8cm" svg:y="15.8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1.4cm" svg:x="12.3cm" svg:y="15.82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5cm" svg:height="3.095cm" svg:x="6.4cm" svg:y="15.927cm">
          <draw:text-box>
            <text:p text:style-name="P1"><text:span text:style-name="T1">Envia para o Principal</text:span></text:p>
            <text:p text:style-name="P1"><text:span text:style-name="T1"/></text:p>
          </draw:text-box>
        </draw:frame>
        <draw:frame draw:style-name="gr8" draw:text-style-name="P2" draw:layer="layout" svg:width="4.4cm" svg:height="1.673cm" svg:x="11.6cm" svg:y="15.727cm">
          <draw:text-box>
            <text:p text:style-name="P1"><text:span text:style-name="T1">“</text:span><text:span text:style-name="T1">não e possivel”</text:span></text:p>
          </draw:text-box>
        </draw:frame>
        <draw:custom-shape draw:style-name="gr12" draw:text-style-name="P1" xml:id="id2" draw:id="id2" draw:layer="layout" svg:width="3.8cm" svg:height="3.327cm" svg:x="9.9cm" svg:y="11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4.4cm" svg:height="2.384cm" svg:x="9.7cm" svg:y="12.4cm">
          <draw:text-box>
            <text:p text:style-name="P1"><text:span text:style-name="T1">está ordenado</text:span></text:p>
            <text:p text:style-name="P1"><text:span text:style-name="T1">?</text:span></text:p>
          </draw:text-box>
        </draw:frame>
        <draw:connector draw:style-name="gr13" draw:text-style-name="P4" draw:layer="layout" svg:x1="11.8cm" svg:y1="11.673cm" svg:x2="11.8cm" svg:y2="11.673cm" draw:start-shape="id2" draw:start-glue-point="4" draw:end-shape="id2" draw:end-glue-point="4" svg:d="M11800 11673z" svg:viewBox="0 0 1 1">
          <text:p/>
        </draw:connector>
        <draw:line draw:style-name="gr13" draw:text-style-name="P4" draw:layer="layout" svg:x1="11.8cm" svg:y1="10.8cm" svg:x2="11.8cm" svg:y2="11.673cm">
          <text:p/>
        </draw:line>
        <draw:line draw:style-name="gr13" draw:text-style-name="P4" draw:layer="layout" svg:x1="11.7cm" svg:y1="15cm" svg:x2="11.2cm" svg:y2="15.816cm">
          <text:p/>
        </draw:line>
        <draw:line draw:style-name="gr13" draw:text-style-name="P4" draw:layer="layout" svg:x1="11.7cm" svg:y1="15cm" svg:x2="12.3cm" svg:y2="15.827cm">
          <text:p/>
        </draw:line>
        <draw:custom-shape draw:style-name="gr9" draw:text-style-name="P1" draw:layer="layout" svg:width="2.6cm" svg:height="1.4cm" svg:x="18.1cm" svg:y="18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1.4cm" svg:x="24.6cm" svg:y="14.7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4cm" svg:height="1.673cm" svg:x="17.7cm" svg:y="18.227cm">
          <draw:text-box>
            <text:p text:style-name="P1"><text:span text:style-name="T1">encerra</text:span></text:p>
            <text:p text:style-name="P1"><text:span text:style-name="T1"/></text:p>
          </draw:text-box>
        </draw:frame>
        <draw:custom-shape draw:style-name="gr12" draw:text-style-name="P1" xml:id="id3" draw:id="id3" draw:layer="layout" svg:width="3.8cm" svg:height="3.327cm" svg:x="19.8cm" svg:y="10.5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4.4cm" svg:height="2.384cm" svg:x="19.6cm" svg:y="11.3cm">
          <draw:text-box>
            <text:p text:style-name="P1"><text:span text:style-name="T1">está ordenado</text:span></text:p>
            <text:p text:style-name="P1"><text:span text:style-name="T1">?</text:span></text:p>
          </draw:text-box>
        </draw:frame>
        <draw:connector draw:style-name="gr13" draw:text-style-name="P4" draw:layer="layout" svg:x1="21.7cm" svg:y1="10.573cm" svg:x2="21.7cm" svg:y2="10.573cm" draw:start-shape="id3" draw:start-glue-point="4" draw:end-shape="id3" draw:end-glue-point="4" svg:d="M21700 10573z" svg:viewBox="0 0 1 1">
          <text:p/>
        </draw:connector>
        <draw:line draw:style-name="gr13" draw:text-style-name="P4" draw:layer="layout" svg:x1="21.7cm" svg:y1="9.7cm" svg:x2="21.7cm" svg:y2="10.573cm">
          <text:p/>
        </draw:line>
        <draw:line draw:style-name="gr13" draw:text-style-name="P4" draw:layer="layout" svg:x1="21.6cm" svg:y1="13.9cm" svg:x2="24.6cm" svg:y2="14.727cm">
          <text:p/>
        </draw:line>
        <draw:line draw:style-name="gr13" draw:text-style-name="P4" draw:layer="layout" svg:x1="21.7cm" svg:y1="7cm" svg:x2="21.7cm" svg:y2="7.9cm">
          <text:p/>
        </draw:line>
        <draw:line draw:style-name="gr13" draw:text-style-name="P4" draw:layer="layout" svg:x1="13.4cm" svg:y1="4.6cm" svg:x2="9.7cm" svg:y2="5.2cm">
          <text:p/>
        </draw:line>
        <draw:line draw:style-name="gr13" draw:text-style-name="P4" draw:layer="layout" svg:x1="13.4cm" svg:y1="4.6cm" svg:x2="20cm" svg:y2="5.5cm">
          <text:p/>
        </draw:line>
        <draw:line draw:style-name="gr13" draw:text-style-name="P4" draw:layer="layout" svg:x1="21.6cm" svg:y1="13.9cm" svg:x2="19.6cm" svg:y2="14.916cm">
          <text:p/>
        </draw:line>
        <draw:line draw:style-name="gr13" draw:text-style-name="P4" draw:layer="layout" svg:x1="19.4cm" svg:y1="16.716cm" svg:x2="19.4cm" svg:y2="18.016cm">
          <text:p/>
        </draw:line>
        <draw:frame draw:style-name="gr16" draw:text-style-name="P5" draw:layer="layout" svg:width="1.383cm" svg:height="0.878cm" svg:x="2.4cm" svg:y="12.522cm">
          <draw:text-box>
            <text:p><text:span text:style-name="T2">sim</text:span></text:p>
          </draw:text-box>
        </draw:frame>
        <draw:frame draw:style-name="gr16" draw:text-style-name="P5" draw:layer="layout" svg:width="1.383cm" svg:height="0.878cm" svg:x="9.8cm" svg:y="14.722cm">
          <draw:text-box>
            <text:p><text:span text:style-name="T2">sim</text:span></text:p>
          </draw:text-box>
        </draw:frame>
        <draw:frame draw:style-name="gr16" draw:text-style-name="P5" draw:layer="layout" svg:width="1.383cm" svg:height="0.878cm" svg:x="19.6cm" svg:y="13.4cm">
          <draw:text-box>
            <text:p><text:span text:style-name="T2">sim</text:span></text:p>
          </draw:text-box>
        </draw:frame>
        <draw:frame draw:style-name="gr17" draw:text-style-name="P5" draw:layer="layout" svg:width="1.442cm" svg:height="0.878cm" svg:x="4.4cm" svg:y="12.584cm">
          <draw:text-box>
            <text:p><text:span text:style-name="T2">não</text:span></text:p>
          </draw:text-box>
        </draw:frame>
        <draw:frame draw:style-name="gr17" draw:text-style-name="P5" draw:layer="layout" svg:width="1.442cm" svg:height="0.878cm" svg:x="22.558cm" svg:y="13.322cm">
          <draw:text-box>
            <text:p><text:span text:style-name="T2">não</text:span></text:p>
          </draw:text-box>
        </draw:frame>
        <draw:frame draw:style-name="gr17" draw:text-style-name="P5" draw:layer="layout" svg:width="1.442cm" svg:height="0.878cm" svg:x="4.4cm" svg:y="12.584cm">
          <draw:text-box>
            <text:p><text:span text:style-name="T2">não</text:span></text:p>
          </draw:text-box>
        </draw:frame>
        <draw:frame draw:style-name="gr18" draw:text-style-name="P6" draw:layer="layout" svg:width="3.169cm" svg:height="0.962cm" svg:x="23.978cm" svg:y="8.6cm">
          <draw:text-box>
            <text:p><text:span text:style-name="T3">O(n*2^n)</text:span></text:p>
          </draw:text-box>
        </draw:frame>
        <draw:frame draw:style-name="gr18" draw:text-style-name="P6" draw:layer="layout" svg:width="2.022cm" svg:height="0.962cm" svg:x="13.6cm" svg:y="9.8cm">
          <draw:text-box>
            <text:p><text:span text:style-name="T3">O(n²)</text:span></text:p>
          </draw:text-box>
        </draw:frame>
        <draw:frame draw:style-name="gr19" draw:text-style-name="P6" draw:layer="layout" svg:width="1.81cm" svg:height="0.962cm" svg:x="22.8cm" svg:y="16.127cm">
          <draw:text-box>
            <text:p><text:span text:style-name="T3">O(n)</text:span></text:p>
          </draw:text-box>
        </draw:frame>
        <draw:frame draw:style-name="gr19" draw:text-style-name="P6" draw:layer="layout" svg:width="1.81cm" svg:height="0.962cm" svg:x="13.99cm" svg:y="12.838cm">
          <draw:text-box>
            <text:p><text:span text:style-name="T3">O(n)</text:span></text:p>
          </draw:text-box>
        </draw:frame>
        <draw:frame draw:style-name="gr19" draw:text-style-name="P6" draw:layer="layout" svg:width="1.81cm" svg:height="0.962cm" svg:x="23.79cm" svg:y="11.8cm">
          <draw:text-box>
            <text:p><text:span text:style-name="T3">O(n)</text:span></text:p>
          </draw:text-box>
        </draw:frame>
        <draw:frame draw:style-name="gr19" draw:text-style-name="P6" draw:layer="layout" svg:width="1.81cm" svg:height="0.962cm" svg:x="6.19cm" svg:y="10.8cm">
          <draw:text-box>
            <text:p><text:span text:style-name="T3">O(n)</text:span></text:p>
          </draw:text-box>
        </draw:frame>
        <draw:frame draw:style-name="gr17" draw:text-style-name="P5" draw:layer="layout" svg:width="1.442cm" svg:height="0.878cm" svg:x="12.4cm" svg:y="14.722cm">
          <draw:text-box>
            <text:p><text:span text:style-name="T2">não</text:span></text:p>
          </draw:text-box>
        </draw:frame>
        <draw:frame draw:style-name="gr20" draw:text-style-name="P6" draw:layer="layout" svg:width="1.772cm" svg:height="0.962cm" svg:x="23.828cm" svg:y="5.938cm">
          <draw:text-box>
            <text:p><text:span text:style-name="T3">O(1)</text:span></text:p>
          </draw:text-box>
        </draw:frame>
        <draw:frame draw:style-name="gr20" draw:text-style-name="P6" draw:layer="layout" svg:width="1.772cm" svg:height="0.962cm" svg:x="6.228cm" svg:y="7.638cm">
          <draw:text-box>
            <text:p><text:span text:style-name="T3">O(1)</text:span></text:p>
          </draw:text-box>
        </draw:frame>
        <draw:frame draw:style-name="gr20" draw:text-style-name="P6" draw:layer="layout" svg:width="1.772cm" svg:height="0.962cm" svg:x="13.828cm" svg:y="7.638cm">
          <draw:text-box>
            <text:p><text:span text:style-name="T3">O(1)</text:span></text:p>
          </draw:text-box>
        </draw:frame>
        <draw:frame draw:style-name="gr20" draw:text-style-name="P6" draw:layer="layout" svg:width="1.772cm" svg:height="0.962cm" svg:x="9.723cm" svg:y="5.692cm">
          <draw:text-box>
            <text:p><text:span text:style-name="T3">O(1)</text:span></text:p>
          </draw:text-box>
        </draw:frame>
        <draw:frame draw:style-name="gr21" draw:text-style-name="P7" draw:layer="layout" svg:width="19.971cm" svg:height="1.195cm" svg:x="3.629cm" svg:y="1cm">
          <draw:text-box>
            <text:p><text:span text:style-name="T4">DIAGRAMA DE PROCESSOS E COMPLEXIDADE</text:span></text:p>
          </draw:text-box>
        </draw:frame>
        <draw:frame draw:style-name="gr8" draw:text-style-name="P2" draw:layer="layout" svg:width="4.4cm" svg:height="1.673cm" svg:x="24cm" svg:y="14.6cm">
          <draw:text-box>
            <text:p text:style-name="P1"><text:span text:style-name="T1">“</text:span><text:span text:style-name="T1">não e possivel”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0:39:27.708781228</meta:creation-date>
    <dc:date>2016-10-17T12:37:31.862929000</dc:date>
    <meta:editing-duration>PT29M42S</meta:editing-duration>
    <meta:editing-cycles>7</meta:editing-cycles>
    <meta:generator>LibreOffice/5.1.5.2$Linux_X86_64 LibreOffice_project/10m0$Build-2</meta:generator>
    <meta:document-statistic meta:object-count="94"/>
  </office:meta>
</office:document-meta>
</file>